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0dc" officeooo:paragraph-rsid="001a2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20dc" officeooo:paragraph-rsid="001a20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text-properties fo:font-weight="bold" officeooo:rsid="0015c2b7" officeooo:paragraph-rsid="0015c2b7" style:font-weight-asian="bold" style:font-weight-complex="bold"/>
    </style:style>
    <style:style style:name="P4" style:family="paragraph" style:parent-style-name="Standard">
      <style:text-properties fo:font-weight="bold" officeooo:rsid="001735bb" officeooo:paragraph-rsid="001735bb" style:font-weight-asian="bold" style:font-weight-complex="bold"/>
    </style:style>
    <style:style style:name="P5" style:family="paragraph" style:parent-style-name="Standard">
      <style:text-properties fo:font-weight="bold" officeooo:rsid="001af66d" officeooo:paragraph-rsid="001af66d" style:font-weight-asian="bold" style:font-weight-complex="bold"/>
    </style:style>
    <style:style style:name="P6" style:family="paragraph" style:parent-style-name="Standard">
      <style:text-properties fo:font-weight="bold" officeooo:rsid="001b4f2c" officeooo:paragraph-rsid="001b4f2c" style:font-weight-asian="bold" style:font-weight-complex="bold"/>
    </style:style>
    <style:style style:name="P7" style:family="paragraph" style:parent-style-name="Standard">
      <style:text-properties fo:font-weight="bold" officeooo:rsid="001cd006" officeooo:paragraph-rsid="001cd006" style:font-weight-asian="bold" style:font-weight-complex="bold"/>
    </style:style>
    <style:style style:name="P8" style:family="paragraph" style:parent-style-name="Standard">
      <style:text-properties officeooo:paragraph-rsid="000c7814"/>
    </style:style>
    <style:style style:name="P9" style:family="paragraph" style:parent-style-name="Standard">
      <style:text-properties officeooo:rsid="0010fceb" officeooo:paragraph-rsid="0010fceb"/>
    </style:style>
    <style:style style:name="P10" style:family="paragraph" style:parent-style-name="Standard">
      <style:text-properties officeooo:rsid="0012bec8" officeooo:paragraph-rsid="0012bec8"/>
    </style:style>
    <style:style style:name="P11" style:family="paragraph" style:parent-style-name="Standard">
      <style:text-properties officeooo:rsid="00145e47" officeooo:paragraph-rsid="00145e47"/>
    </style:style>
    <style:style style:name="P12" style:family="paragraph" style:parent-style-name="Standard" style:list-style-name="L1">
      <style:text-properties officeooo:rsid="000c7814" officeooo:paragraph-rsid="000c7814"/>
    </style:style>
    <style:style style:name="P13" style:family="paragraph" style:parent-style-name="Standard" style:list-style-name="L1">
      <style:text-properties fo:font-weight="normal" officeooo:rsid="000c7814" officeooo:paragraph-rsid="000c7814" style:font-weight-asian="normal" style:font-weight-complex="normal"/>
    </style:style>
    <style:style style:name="P14" style:family="paragraph" style:parent-style-name="Standard" style:list-style-name="L1">
      <style:text-properties officeooo:rsid="000f341d" officeooo:paragraph-rsid="000f341d"/>
    </style:style>
    <style:style style:name="P15" style:family="paragraph" style:parent-style-name="Standard" style:list-style-name="L1">
      <style:text-properties fo:color="#000000" style:text-underline-style="none" fo:font-weight="normal" officeooo:rsid="000f341d" officeooo:paragraph-rsid="000f341d" style:font-weight-asian="normal" style:font-weight-complex="normal"/>
    </style:style>
    <style:style style:name="P16" style:family="paragraph" style:parent-style-name="Standard">
      <style:text-properties fo:color="#000000" style:text-underline-style="none" fo:font-weight="normal" officeooo:rsid="000f341d" officeooo:paragraph-rsid="000f341d" style:font-weight-asian="normal" style:font-weight-complex="normal"/>
    </style:style>
    <style:style style:name="P17" style:family="paragraph" style:parent-style-name="Standard">
      <style:text-properties fo:color="#000000" style:text-underline-style="none" fo:font-weight="normal" officeooo:rsid="0010fceb" officeooo:paragraph-rsid="0010fceb" style:font-weight-asian="normal" style:font-weight-complex="normal"/>
    </style:style>
    <style:style style:name="P18" style:family="paragraph" style:parent-style-name="Standard">
      <style:text-properties fo:color="#000000" style:text-underline-style="none" fo:font-weight="normal" officeooo:rsid="0012bec8" officeooo:paragraph-rsid="0012bec8" style:font-weight-asian="normal" style:font-weight-complex="normal"/>
    </style:style>
    <style:style style:name="P19" style:family="paragraph" style:parent-style-name="Standard">
      <style:text-properties fo:color="#000000" style:text-underline-style="none" fo:font-weight="normal" officeooo:rsid="00145e47" officeooo:paragraph-rsid="00145e47" style:font-weight-asian="normal" style:font-weight-complex="normal"/>
    </style:style>
    <style:style style:name="P20" style:family="paragraph" style:parent-style-name="Standard" style:list-style-name="L3">
      <style:text-properties fo:color="#000000" style:text-underline-style="none" fo:font-weight="normal" officeooo:rsid="0015c2b7" officeooo:paragraph-rsid="0015c2b7" style:font-weight-asian="normal" style:font-weight-complex="normal"/>
    </style:style>
    <style:style style:name="P21" style:family="paragraph" style:parent-style-name="Standard">
      <style:text-properties fo:color="#000000" style:text-underline-style="none" fo:font-weight="normal" officeooo:rsid="0015c2b7" officeooo:paragraph-rsid="0015c2b7" style:font-weight-asian="normal" style:font-weight-complex="normal"/>
    </style:style>
    <style:style style:name="P22" style:family="paragraph" style:parent-style-name="Standard">
      <style:text-properties fo:color="#000000" style:text-underline-style="none" fo:font-weight="normal" officeooo:rsid="00183075" officeooo:paragraph-rsid="001735bb" style:font-weight-asian="normal" style:font-weight-complex="normal"/>
    </style:style>
    <style:style style:name="P23" style:family="paragraph" style:parent-style-name="Standard">
      <style:text-properties fo:color="#000000" style:text-underline-style="none" fo:font-weight="normal" officeooo:rsid="001af66d" officeooo:paragraph-rsid="001af66d" style:font-weight-asian="normal" style:font-weight-complex="normal"/>
    </style:style>
    <style:style style:name="P24" style:family="paragraph" style:parent-style-name="Standard">
      <style:text-properties fo:color="#000000" style:text-underline-style="none" fo:font-weight="normal" officeooo:rsid="001b4f2c" officeooo:paragraph-rsid="001b4f2c" style:font-weight-asian="normal" style:font-weight-complex="normal"/>
    </style:style>
    <style:style style:name="P25" style:family="paragraph" style:parent-style-name="Standard" style:list-style-name="L2">
      <style:text-properties officeooo:rsid="0012bec8" officeooo:paragraph-rsid="0012bec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81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7814" style:font-weight-asian="bold" style:font-weight-complex="bold"/>
    </style:style>
    <style:style style:name="T5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ce181e" fo:font-weight="normal" style:font-weight-asian="normal" style:font-weight-complex="normal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none" fo:font-weight="normal" style:font-weight-asian="normal" style:font-weight-complex="normal"/>
    </style:style>
    <style:style style:name="T9" style:family="text">
      <style:text-properties fo:color="#000000" style:text-underline-style="none" fo:font-weight="normal" officeooo:rsid="00183075" style:font-weight-asian="normal" style:font-weight-complex="normal"/>
    </style:style>
    <style:style style:name="T10" style:family="text">
      <style:text-properties fo:color="#000000" style:text-underline-style="none" fo:font-weight="bold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ed1c24" style:text-underline-style="none" fo:font-weight="normal" officeooo:rsid="00183075" style:font-weight-asian="normal" style:font-weight-complex="normal"/>
    </style:style>
    <style:style style:name="T13" style:family="text">
      <style:text-properties fo:color="#ed1c24" style:text-underline-style="none" fo:font-weight="normal" officeooo:rsid="0018af3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Perda da qualidade do Segurado Especial</text:span><text:span text:style-name="T2">:</text:span></text:p>
      <text:list xml:id="list2617484357" text:style-name="L1">
        <text:list-item>
          <text:p text:style-name="P12"><text:span text:style-name="T1">a contar do </text:span><text:span text:style-name="T3">1º dia do mês</text:span><text:span text:style-name="T1"> em que:</text:span></text:p>
          <text:list>
            <text:list-item>
              <text:p text:style-name="P13">deixar de satisfazer as características de Segurado Especial;</text:p>
            </text:list-item>
            <text:list-item>
              <text:p text:style-name="P13">exceder os seguintes limites:</text:p>
              <text:list>
                <text:list-item>
                  <text:p text:style-name="P13">imóvel de no máximo 4 módulos fiscais;</text:p>
                </text:list-item>
                <text:list-item>
                  <text:p text:style-name="P13">no máximo 50% da propriedade pode ser outorgada;</text:p>
                </text:list-item>
              </text:list>
            </text:list-item>
            <text:list-item>
              <text:p text:style-name="P13">se tornar Segurado Obrigatório do RGPS ou RPPS;</text:p>
            </text:list-item>
            <text:list-item>
              <text:p text:style-name="P12"><text:span text:style-name="T1">participar de sociedade empresária, de sociedade simples, como empresário individual ou titular de EIRELI </text:span><text:span text:style-name="T3">em desacordo</text:span><text:span text:style-name="T1"> com as limitações impostas; </text:span><text:span text:style-name="T6">[limitações: (i) manter a atividade rural; (ii) PJ deve ser composta apenas de Segurados Especiais; (iii) sede da empresa deve ser no município ou em município limítrofe àquele onde a atividade é desenvolvida]</text:span></text:p>
            </text:list-item>
          </text:list>
        </text:list-item>
        <text:list-item>
          <text:p text:style-name="P14"><text:span text:style-name="T1">a contar do </text:span><text:span text:style-name="T3">1º dia do mês </text:span><text:span text:style-name="T5">subsequente</text:span><text:span text:style-name="T8">, quando </text:span><text:span text:style-name="T10">grupo familiar</text:span><text:span text:style-name="T8"> exceder o limite de:</text:span></text:p>
          <text:list>
            <text:list-item>
              <text:p text:style-name="P15">contratar até a razão de 120 pessoas/dia no ano civil (época de safra);</text:p>
            </text:list-item>
            <text:list-item>
              <text:p text:style-name="P15">exercer atividade remunerada por até 120 dias/ano (entressafra);</text:p>
            </text:list-item>
            <text:list-item>
              <text:p text:style-name="P15">exercer atividade turística rural por até 120 dias/ano.</text:p>
            </text:list-item>
          </text:list>
        </text:list-item>
      </text:list>
      <text:p text:style-name="P16"/>
      <text:p text:style-name="P9"><text:span text:style-name="T8">RPPS → aquele que assegura </text:span><text:span text:style-name="T10">pelo menos</text:span><text:span text:style-name="T8"> as </text:span><text:span text:style-name="T10">Aposentadorias</text:span><text:span text:style-name="T8"> e </text:span><text:span text:style-name="T10">Pensão por Morte</text:span><text:span text:style-name="T8">.</text:span></text:p>
      <text:p text:style-name="P17"/>
      <text:p text:style-name="P10"><text:span text:style-name="T8">A </text:span><text:span text:style-name="T10">CF</text:span><text:span text:style-name="T8"> veda a filiação ao RGPS, </text:span><text:span text:style-name="T10">na qualidade de Segurado Facultativo</text:span><text:span text:style-name="T8">, de pessoa participante do RPPS.</text:span></text:p>
      <text:p text:style-name="P18">Já a IN INSS/PRESS Nº 77/2015 informa:</text:p>
      <text:list xml:id="list1538055133" text:style-name="L2">
        <text:list-item>
          <text:p text:style-name="P25"><text:span text:style-name="T8">servidor </text:span><text:span text:style-name="T10">federal</text:span><text:span text:style-name="T8">: vedada a filiação ao RGPS, na qualidade de Segurado Facultativo, </text:span><text:span text:style-name="T10">inclusive</text:span><text:span text:style-name="T8"> na hipótese de afastamento sem remuneração;</text:span></text:p>
        </text:list-item>
        <text:list-item>
          <text:p text:style-name="P25"><text:span text:style-name="T8">servidor </text:span><text:span text:style-name="T10">estadual, distrital ou municipal</text:span><text:span text:style-name="T8">: vedada a filiação ao RGPS, na qualidade de Segurado Facultativo, </text:span><text:span text:style-name="T10">salvo</text:span><text:span text:style-name="T8"> na hipótese de afastamento sem remuneração </text:span><text:span text:style-name="T11">e desde que não permitida, nesta condição, contribuição ao respectivo regime</text:span><text:span text:style-name="T8">.</text:span></text:p>
        </text:list-item>
      </text:list>
      <text:p text:style-name="P18"/>
      <text:p text:style-name="P11"><text:span text:style-name="T8">Servidor público aposentado </text:span><text:span text:style-name="T10">não</text:span><text:span text:style-name="T8"> pode se filiar como Segurado Facultativo ao RGPS, </text:span><text:span text:style-name="T10">qualquer que seja o regime de previdência social a que esteja vinculado</text:span><text:span text:style-name="T8">.</text:span></text:p>
      <text:p text:style-name="P19"/>
      <text:p text:style-name="P3"><text:span text:style-name="T7">Segurado Facultativo</text:span><text:span text:style-name="T8">:</text:span></text:p>
      <text:list xml:id="list3638293547" text:style-name="L3">
        <text:list-item>
          <text:p text:style-name="P20">maior de 16 anos sem renda própria;</text:p>
        </text:list-item>
        <text:list-item>
          <text:p text:style-name="P20">contribuição de 20% sobre o salário de contribuição por ele declarado;</text:p>
        </text:list-item>
        <text:list-item>
          <text:p text:style-name="P20">não pode exercer atividade remunerada que o enquadre como Segurado Obrigatório.</text:p>
        </text:list-item>
      </text:list>
      <text:p text:style-name="P21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">Divergência entre RPS e Leis 8.212/91 e 8.213/91 quanto a idade mínima do Segurado Facultativo<text:span text:style-name="T1">, para prova levar o seguinte macete:</text:span></text:p>
            <text:p text:style-name="P1"/>
            <text:p text:style-name="P1">Regra geral → 16 anos.</text:p>
            <text:p text:style-name="P1"/>
            <text:p text:style-name="P1">Se questão citar expressamente as L8212 e a L8213 → 14 anos.</text:p>
          </table:table-cell>
        </table:table-row>
      </table:table>
      <text:p text:style-name="P21"/>
      <text:p text:style-name="P4"><text:span text:style-name="T7">Atenção!</text:span><text:span text:style-name="T8"> O </text:span><text:span text:style-name="T7">menor aprendiz</text:span><text:span text:style-name="T8"> (14 anos) é Segurado Empregado! </text:span><text:span text:style-name="T12">[</text:span><text:span text:style-name="T13">logo, </text:span><text:span text:style-name="T12">14 anos é o limite mínimo </text:span><text:span text:style-name="T13">p/ contribuir ao RGPS</text:span><text:span text:style-name="T12">]</text:span></text:p>
      <text:p text:style-name="P22"/>
      <text:p text:style-name="P5"><text:span text:style-name="T9">A </text:span><text:span text:style-name="T8">filiação como Segurado Facultativo é um </text:span><text:span text:style-name="T7">ato volitivo</text:span><text:span text:style-name="T8"> (ato de vontade), gerando efeitos somente </text:span><text:span text:style-name="T7">a partir da inscrição e do primeiro recolhimento</text:span><text:span text:style-name="T8">, não podendo retroagir e não permitindo o pagamento de contribuições relativas a competências anteriores à data da inscrição.</text:span></text:p>
      <text:p text:style-name="P23"/>
      <text:p text:style-name="P6"><text:span text:style-name="T7">Para fins previdenciários</text:span><text:span text:style-name="T8">, a Administração Pública pode ser enquadrada como “empresa”.</text:span></text:p>
      <text:p text:style-name="P24"/>
      <text:p text:style-name="P7"><text:soft-page-break/><text:span text:style-name="T8">Síndico </text:span><text:span text:style-name="T7">não remunerado</text:span><text:span text:style-name="T8"> → Segurado Facultativo.</text:span></text:p>
      <text:p text:style-name="P7"><text:span text:style-name="T8">Síndico </text:span><text:span text:style-name="T7">remunerado</text:span><text:span text:style-name="T8"> (direta ou indiretamente) → Contribuinte Individu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9:24:30.256000000</meta:creation-date>
    <dc:date>2018-06-13T14:10:47.779000000</dc:date>
    <meta:editing-duration>PT1H5M2S</meta:editing-duration>
    <meta:editing-cycles>17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30" meta:word-count="431" meta:character-count="2680" meta:non-whitespace-character-count="2295"/>
  </office:meta>
</office:document-meta>
</file>